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weight-asian="bold"/>
    </style:style>
    <style:style style:name="T5" style:family="text">
      <style:text-properties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umans:</text:p>
      <text:p text:style-name="P2">Unites</text:p>
      <text:p text:style-name="Standard">Villagers - Gather Wood, Gather Gold, Build</text:p>
      <text:p text:style-name="Standard">-Upgrades to Minuteman </text:p>
      <text:p text:style-name="Standard">-Made from Village</text:p>
      <text:p text:style-name="Standard"/>
      <text:p text:style-name="Standard">Minuteman</text:p>
      <text:p text:style-name="Standard">-Upgrades to Squire, Archer, Monk</text:p>
      <text:p text:style-name="Standard">-Upgraded to from Villagers or built at Command Post</text:p>
      <text:p text:style-name="Standard"/>
      <text:p text:style-name="Standard">Squire</text:p>
      <text:p text:style-name="Standard">-Upgraded from Minuteman</text:p>
      <text:p text:style-name="Standard">-Upgrades to Knights</text:p>
      <text:p text:style-name="Standard">-Can be upgraded with Banner: Reveals stealth and <text:span text:style-name="T1">Increases damage of Knights and Heroes you control by 5% (Passive) </text:span></text:p>
      <text:p text:style-name="P1"/>
      <text:p text:style-name="Standard">Archer</text:p>
      <text:p text:style-name="Standard">-Upgraded from Minuteman</text:p>
      <text:p text:style-name="Standard">-Upgrades to Marksmen</text:p>
      <text:p text:style-name="Standard">-Can be upgraded with Net Arrows</text:p>
      <text:p text:style-name="Standard"/>
      <text:p text:style-name="Standard">Monk</text:p>
      <text:p text:style-name="Standard">-Upgrades to Priest</text:p>
      <text:p text:style-name="Standard">-Upgraded from Minuteman</text:p>
      <text:p text:style-name="Standard">-Heals nearby friendly unit (Auto-Cast)</text:p>
      <text:p text:style-name="Standard"/>
      <text:p text:style-name="Standard">Knight</text:p>
      <text:p text:style-name="Standard">-Humans strongest Melee unit</text:p>
      <text:p text:style-name="Standard">-Can be upgraded with Trample: Trample makes the knights mounted and deal cleave damage.</text:p>
      <text:p text:style-name="Standard">-Can Construct Command Posts</text:p>
      <text:p text:style-name="Standard">-Upgraded from Squires</text:p>
      <text:p text:style-name="Standard"/>
      <text:p text:style-name="Standard">Marksman</text:p>
      <text:p text:style-name="Standard">-Upgraded from Archer</text:p>
      <text:p text:style-name="Standard">-Powerful rifle that deals high damage with low rate of fire.</text:p>
      <text:p text:style-name="Standard"/>
      <text:p text:style-name="Standard"/>
      <text:p text:style-name="Standard">Priest</text:p>
      <text:p text:style-name="Standard">-Upgraded from Monk</text:p>
      <text:p text:style-name="Standard">-Heals nearby friendly unit (Auto-Cast)</text:p>
      <text:p text:style-name="Standard">-Can resurrect one friendly unit to 25% health</text:p>
      <text:p text:style-name="Standard"/>
      <text:p text:style-name="Standard">Siege Engines</text:p>
      <text:p text:style-name="Standard">Catapult</text:p>
      <text:p text:style-name="Standard">-can recieve flaming Munitions upgrade: burning damage + ability to destroy trees.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span text:style-name="T3">Structures:</text:span></text:p>
      <text:p text:style-name="Standard"/>
      <text:p text:style-name="Standard">Village</text:p>
      <text:p text:style-name="Standard">-Starting building</text:p>
      <text:p text:style-name="Standard">-Drop point for resources</text:p>
      <text:p text:style-name="Standard">-Builds Villagers</text:p>
      <text:p text:style-name="Standard">-Upgrades to Town Center</text:p>
      <text:p text:style-name="Standard"/>
      <text:p text:style-name="Standard">Barracks</text:p>
      <text:p text:style-name="Standard">-Contains important upgrade for Human soldiers.</text:p>
      <text:p text:style-name="Standard"><text:tab/>~Contains Upgrade: Banner</text:p>
      <text:p text:style-name="Standard"><text:tab/>~Contains Upgrade: Net Arrows</text:p>
      <text:p text:style-name="Standard"><text:tab/>~Trample</text:p>
      <text:p text:style-name="Standard">-Unlocks Squire, archer, Marksmen</text:p>
      <text:p text:style-name="Standard">-Partial Unlock for Knight</text:p>
      <text:p text:style-name="Standard"/>
      <text:p text:style-name="Standard">Tent</text:p>
      <text:p text:style-name="Standard">-Housing</text:p>
      <text:p text:style-name="Standard">-Upgrades to House</text:p>
      <text:p text:style-name="Standard"/>
      <text:p text:style-name="Standard">Town Center</text:p>
      <text:p text:style-name="Standard">-Drop point for resources</text:p>
      <text:p text:style-name="Standard">-Builds Villagers</text:p>
      <text:p text:style-name="Standard">-Grants +2% Move Speed to Worker units</text:p>
      <text:p text:style-name="Standard">-Upgrades to Fort</text:p>
      <text:p text:style-name="Standard">-Contains Cotton Gin upgrade: Produce Minutemen instead of Villagers</text:p>
      <text:p text:style-name="Standard"/>
      <text:p text:style-name="Standard">-House</text:p>
      <text:p text:style-name="Standard">-More Housing than Tent</text:p>
      <text:p text:style-name="Standard">-Can be Reinforced for additional Health/Armor.</text:p>
      <text:p text:style-name="Standard"/>
      <text:p text:style-name="Standard">Fort</text:p>
      <text:p text:style-name="Standard">-Drop point for resources</text:p>
      <text:p text:style-name="Standard">-Builds Villagers</text:p>
      <text:p text:style-name="Standard">-Grants +5% Move Speed to Worker Units</text:p>
      <text:p text:style-name="Standard">-Contains Martial Training: Produce Squire instead of Minutemen</text:p>
      <text:p text:style-name="Standard">-Contains Partial Upgrade for Knight</text:p>
      <text:p text:style-name="Standard"/>
      <text:p text:style-name="Standard">Blacksmith</text:p>
      <text:p text:style-name="Standard">Contains base damage upgrades for Melee/Archer units.</text:p>
      <text:p text:style-name="Standard">Contains Flaming Munitions upgrade.</text:p>
      <text:p text:style-name="Standard">Allows House Reinforcement</text:p>
      <text:p text:style-name="Standard"/>
      <text:p text:style-name="Standard">Chapel</text:p>
      <text:p text:style-name="Standard">-Unlocks Monks</text:p>
      <text:p text:style-name="Standard">-Contains upgrade for Resurection</text:p>
      <text:p text:style-name="Standard">-Contains upgrade to increase Monk/Priest mana pool.</text:p>
      <text:p text:style-name="Standard"/>
      <text:p text:style-name="Standard"><text:soft-page-break/>Archer Tower: Reveals Stealth</text:p>
      <text:p text:style-name="Standard"/>
      <text:p text:style-name="Standard">Siege Workshop</text:p>
      <text:p text:style-name="Standard">Produces Catapults</text:p>
      <text:p text:style-name="Standard"/>
      <text:p text:style-name="Standard">Command Post:</text:p>
      <text:p text:style-name="Standard">-Built by Knights and Human Heroes</text:p>
      <text:p text:style-name="Standard">-Can train Minutemen</text:p>
      <text:p text:style-name="Standard"/>
      <text:p text:style-name="P2">Heroes:</text:p>
      <text:p text:style-name="P2"/>
      <text:p text:style-name="P2">Paladin: </text:p>
      <text:p text:style-name="P2"/>
      <text:p text:style-name="P2">Huntsman:</text:p>
      <text:p text:style-name="P2"/>
      <text:p text:style-name="P2">Executioner:</text:p>
      <text:p text:style-name="P2"/>
      <text:p text:style-name="P2">Champion: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8-11T09:56:40.36</meta:creation-date>
    <dc:date>2014-08-11T13:39:40.09</dc:date>
    <meta:editing-duration>PT03H12M36S</meta:editing-duration>
    <meta:editing-cycles>5</meta:editing-cycles>
    <meta:generator>OpenOffice.org/3.2$Win32 OpenOffice.org_project/320m18$Build-9502</meta:generator>
    <meta:document-statistic meta:table-count="0" meta:image-count="0" meta:object-count="0" meta:page-count="3" meta:paragraph-count="85" meta:word-count="314" meta:character-count="2151"/>
  </office:meta>
</office:document-meta>
</file>